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rat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 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227769541" calcext:value-type="float">
            <text:p>63.6227769541</text:p>
          </table:table-cell>
          <table:table-cell office:value-type="float" office:value="0.00551058616352" calcext:value-type="float">
            <text:p>0.0055105862</text:p>
          </table:table-cell>
          <table:table-cell office:value-type="float" office:value="0.00343118394713" calcext:value-type="float">
            <text:p>0.0034311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811843482" calcext:value-type="float">
            <text:p>62.1811843482</text:p>
          </table:table-cell>
          <table:table-cell office:value-type="float" office:value="0.00528347064882" calcext:value-type="float">
            <text:p>0.0052834706</text:p>
          </table:table-cell>
          <table:table-cell office:value-type="float" office:value="0.00344349192932" calcext:value-type="float">
            <text:p>0.0034434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449718831" calcext:value-type="float">
            <text:p>63.6449718831</text:p>
          </table:table-cell>
          <table:table-cell office:value-type="float" office:value="0.00505947408153" calcext:value-type="float">
            <text:p>0.0050594741</text:p>
          </table:table-cell>
          <table:table-cell office:value-type="float" office:value="0.00333891871094" calcext:value-type="float">
            <text:p>0.0033389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5554788338" calcext:value-type="float">
            <text:p>60.5554788338</text:p>
          </table:table-cell>
          <table:table-cell office:value-type="float" office:value="0.0050205790587" calcext:value-type="float">
            <text:p>0.0050205791</text:p>
          </table:table-cell>
          <table:table-cell office:value-type="float" office:value="0.00340578887971" calcext:value-type="float">
            <text:p>0.0034057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0869906301" calcext:value-type="float">
            <text:p>62.0869906301</text:p>
          </table:table-cell>
          <table:table-cell office:value-type="float" office:value="0.00506190304281" calcext:value-type="float">
            <text:p>0.005061903</text:p>
          </table:table-cell>
          <table:table-cell office:value-type="float" office:value="0.0034105534857" calcext:value-type="float">
            <text:p>0.0034105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2052854478" calcext:value-type="float">
            <text:p>62.2052854478</text:p>
          </table:table-cell>
          <table:table-cell office:value-type="float" office:value="0.00564803861004" calcext:value-type="float">
            <text:p>0.0056480386</text:p>
          </table:table-cell>
          <table:table-cell office:value-type="float" office:value="0.00335334235976" calcext:value-type="float">
            <text:p>0.0033533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228769997" calcext:value-type="float">
            <text:p>62.228769997</text:p>
          </table:table-cell>
          <table:table-cell office:value-type="float" office:value="0.0049310885229" calcext:value-type="float">
            <text:p>0.0049310885</text:p>
          </table:table-cell>
          <table:table-cell office:value-type="float" office:value="0.00322048553733" calcext:value-type="float">
            <text:p>0.0032204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49724883" calcext:value-type="float">
            <text:p>62.149724883</text:p>
          </table:table-cell>
          <table:table-cell office:value-type="float" office:value="0.00537514683153" calcext:value-type="float">
            <text:p>0.0053751468</text:p>
          </table:table-cell>
          <table:table-cell office:value-type="float" office:value="0.00344667160812" calcext:value-type="float">
            <text:p>0.0034466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570895179" calcext:value-type="float">
            <text:p>62.1570895179</text:p>
          </table:table-cell>
          <table:table-cell office:value-type="float" office:value="0.00496759464332" calcext:value-type="float">
            <text:p>0.0049675946</text:p>
          </table:table-cell>
          <table:table-cell office:value-type="float" office:value="0.00327601138795" calcext:value-type="float">
            <text:p>0.0032760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7076847295" calcext:value-type="float">
            <text:p>63.7076847295</text:p>
          </table:table-cell>
          <table:table-cell office:value-type="float" office:value="0.00562871008298" calcext:value-type="float">
            <text:p>0.0056287101</text:p>
          </table:table-cell>
          <table:table-cell office:value-type="float" office:value="0.0033988216643" calcext:value-type="float">
            <text:p>0.003398821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62.45399572245" calcext:value-type="float">
            <text:p>62.4539957225</text:p>
          </table:table-cell>
          <table:table-cell table:formula="of:=AVERAGE([.C2:.C11])" office:value-type="float" office:value="0.005248659168615" calcext:value-type="float">
            <text:p>0.0052486592</text:p>
          </table:table-cell>
          <table:table-cell table:formula="of:=AVERAGE([.D2:.D11])" office:value-type="float" office:value="0.003372526951026" calcext:value-type="float">
            <text:p>0.003372527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:.B11])" office:value-type="float" office:value="0.969708577957147" calcext:value-type="float">
            <text:p>0.969708578</text:p>
          </table:table-cell>
          <table:table-cell table:formula="of:=STDEV([.C2:.C11])" office:value-type="float" office:value="0.000277347980595853" calcext:value-type="float">
            <text:p>0.000277348</text:p>
          </table:table-cell>
          <table:table-cell table:formula="of:=STDEV([.D2:.D11])" office:value-type="float" office:value="0.0000753858920159255" calcext:value-type="float">
            <text:p>7.53858920159255E-00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12]-[.B13]" office:value-type="float" office:value="61.4842871444928" calcext:value-type="float">
            <text:p>61.4842871445</text:p>
          </table:table-cell>
          <table:table-cell table:formula="of:=[.C12]-[.C13]" office:value-type="float" office:value="0.00497131118801915" calcext:value-type="float">
            <text:p>0.0049713112</text:p>
          </table:table-cell>
          <table:table-cell table:formula="of:=[.D12]-[.D13]" office:value-type="float" office:value="0.00329714105901007" calcext:value-type="float">
            <text:p>0.0032971411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13:.B14])" office:value-type="float" office:value="62.45399572245" calcext:value-type="float">
            <text:p>62.4539957225</text:p>
          </table:table-cell>
          <table:table-cell table:formula="of:=SUM([.C13:.C14])" office:value-type="float" office:value="0.005248659168615" calcext:value-type="float">
            <text:p>0.0052486592</text:p>
          </table:table-cell>
          <table:table-cell table:formula="of:=SUM([.D13:.D14])" office:value-type="float" office:value="0.003372526951026" calcext:value-type="float">
            <text:p>0.0033725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612212714" calcext:value-type="float">
            <text:p>117.612212714</text:p>
          </table:table-cell>
          <table:table-cell office:value-type="float" office:value="0.00557036482439" calcext:value-type="float">
            <text:p>0.0055703648</text:p>
          </table:table-cell>
          <table:table-cell office:value-type="float" office:value="0.00339923843231" calcext:value-type="float">
            <text:p>0.00339923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74468166" calcext:value-type="float">
            <text:p>117.74468166</text:p>
          </table:table-cell>
          <table:table-cell office:value-type="float" office:value="0.00524387377584" calcext:value-type="float">
            <text:p>0.0052438738</text:p>
          </table:table-cell>
          <table:table-cell office:value-type="float" office:value="0.00330073012818" calcext:value-type="float">
            <text:p>0.00330073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44926515" calcext:value-type="float">
            <text:p>119.944926515</text:p>
          </table:table-cell>
          <table:table-cell office:value-type="float" office:value="0.00543341697811" calcext:value-type="float">
            <text:p>0.005433417</text:p>
          </table:table-cell>
          <table:table-cell office:value-type="float" office:value="0.00340927900084" calcext:value-type="float">
            <text:p>0.0034092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582797954" calcext:value-type="float">
            <text:p>117.582797954</text:p>
          </table:table-cell>
          <table:table-cell office:value-type="float" office:value="0.00588618567928" calcext:value-type="float">
            <text:p>0.0058861857</text:p>
          </table:table-cell>
          <table:table-cell office:value-type="float" office:value="0.00346960873447" calcext:value-type="float">
            <text:p>0.00346960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728515226" calcext:value-type="float">
            <text:p>117.728515226</text:p>
          </table:table-cell>
          <table:table-cell office:value-type="float" office:value="0.00514438128909" calcext:value-type="float">
            <text:p>0.0051443813</text:p>
          </table:table-cell>
          <table:table-cell office:value-type="float" office:value="0.00329700891788" calcext:value-type="float">
            <text:p>0.0032970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114638872" calcext:value-type="float">
            <text:p>120.114638872</text:p>
          </table:table-cell>
          <table:table-cell office:value-type="float" office:value="0.00557092242069" calcext:value-type="float">
            <text:p>0.0055709224</text:p>
          </table:table-cell>
          <table:table-cell office:value-type="float" office:value="0.0033584017606" calcext:value-type="float">
            <text:p>0.0033584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98159046" calcext:value-type="float">
            <text:p>119.998159046</text:p>
          </table:table-cell>
          <table:table-cell office:value-type="float" office:value="0.0055060565635" calcext:value-type="float">
            <text:p>0.0055060566</text:p>
          </table:table-cell>
          <table:table-cell office:value-type="float" office:value="0.00340879962238" calcext:value-type="float">
            <text:p>0.0034087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66214163" calcext:value-type="float">
            <text:p>120.066214163</text:p>
          </table:table-cell>
          <table:table-cell office:value-type="float" office:value="0.00551383568952" calcext:value-type="float">
            <text:p>0.0055138357</text:p>
          </table:table-cell>
          <table:table-cell office:value-type="float" office:value="0.00334468401912" calcext:value-type="float">
            <text:p>0.0033446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71608855" calcext:value-type="float">
            <text:p>119.971608855</text:p>
          </table:table-cell>
          <table:table-cell office:value-type="float" office:value="0.00571535914553" calcext:value-type="float">
            <text:p>0.0057153591</text:p>
          </table:table-cell>
          <table:table-cell office:value-type="float" office:value="0.00344154973095" calcext:value-type="float">
            <text:p>0.00344154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99759808" calcext:value-type="float">
            <text:p>119.999759808</text:p>
          </table:table-cell>
          <table:table-cell office:value-type="float" office:value="0.00571290098746" calcext:value-type="float">
            <text:p>0.005712901</text:p>
          </table:table-cell>
          <table:table-cell office:value-type="float" office:value="0.0034666081129" calcext:value-type="float">
            <text:p>0.003466608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6])" office:value-type="float" office:value="119.0763514813" calcext:value-type="float">
            <text:p>119.0763514813</text:p>
          </table:table-cell>
          <table:table-cell table:formula="of:=AVERAGE([.C17:.C26])" office:value-type="float" office:value="0.005529729735341" calcext:value-type="float">
            <text:p>0.0055297297</text:p>
          </table:table-cell>
          <table:table-cell table:formula="of:=AVERAGE([.D17:.D26])" office:value-type="float" office:value="0.003389590845963" calcext:value-type="float">
            <text:p>0.003389590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17:.B26])" office:value-type="float" office:value="1.21475195756539" calcext:value-type="float">
            <text:p>1.2147519576</text:p>
          </table:table-cell>
          <table:table-cell table:formula="of:=STDEV([.C17:.C26])" office:value-type="float" office:value="0.000220785243785547" calcext:value-type="float">
            <text:p>0.0002207852</text:p>
          </table:table-cell>
          <table:table-cell table:formula="of:=STDEV([.D17:.D26])" office:value-type="float" office:value="0.0000626639598601952" calcext:value-type="float">
            <text:p>0.000062664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27]-[.B28]" office:value-type="float" office:value="117.861599523735" calcext:value-type="float">
            <text:p>117.8615995237</text:p>
          </table:table-cell>
          <table:table-cell table:formula="of:=[.C27]-[.C28]" office:value-type="float" office:value="0.00530894449155545" calcext:value-type="float">
            <text:p>0.0053089445</text:p>
          </table:table-cell>
          <table:table-cell table:formula="of:=[.D27]-[.D28]" office:value-type="float" office:value="0.0033269268861028" calcext:value-type="float">
            <text:p>0.0033269269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28:.B29])" office:value-type="float" office:value="119.0763514813" calcext:value-type="float">
            <text:p>119.0763514813</text:p>
          </table:table-cell>
          <table:table-cell table:formula="of:=SUM([.C28:.C29])" office:value-type="float" office:value="0.005529729735341" calcext:value-type="float">
            <text:p>0.0055297297</text:p>
          </table:table-cell>
          <table:table-cell table:formula="of:=SUM([.D28:.D29])" office:value-type="float" office:value="0.003389590845963" calcext:value-type="float">
            <text:p>0.00338959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267172517" calcext:value-type="float">
            <text:p>215.267172517</text:p>
          </table:table-cell>
          <table:table-cell office:value-type="float" office:value="0.0057156887831" calcext:value-type="float">
            <text:p>0.0057156888</text:p>
          </table:table-cell>
          <table:table-cell office:value-type="float" office:value="0.00342276121373" calcext:value-type="float">
            <text:p>0.00342276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463630705" calcext:value-type="float">
            <text:p>215.463630705</text:p>
          </table:table-cell>
          <table:table-cell office:value-type="float" office:value="0.00554524375743" calcext:value-type="float">
            <text:p>0.0055452438</text:p>
          </table:table-cell>
          <table:table-cell office:value-type="float" office:value="0.00331737194614" calcext:value-type="float">
            <text:p>0.00331737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059753001" calcext:value-type="float">
            <text:p>213.059753001</text:p>
          </table:table-cell>
          <table:table-cell office:value-type="float" office:value="0.00585567608173" calcext:value-type="float">
            <text:p>0.0058556761</text:p>
          </table:table-cell>
          <table:table-cell office:value-type="float" office:value="0.003324153507" calcext:value-type="float">
            <text:p>0.0033241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117248116" calcext:value-type="float">
            <text:p>213.117248116</text:p>
          </table:table-cell>
          <table:table-cell office:value-type="float" office:value="0.00542840697325" calcext:value-type="float">
            <text:p>0.005428407</text:p>
          </table:table-cell>
          <table:table-cell office:value-type="float" office:value="0.0033121162818" calcext:value-type="float">
            <text:p>0.00331211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274624376" calcext:value-type="float">
            <text:p>215.274624376</text:p>
          </table:table-cell>
          <table:table-cell office:value-type="float" office:value="0.00556434730895" calcext:value-type="float">
            <text:p>0.0055643473</text:p>
          </table:table-cell>
          <table:table-cell office:value-type="float" office:value="0.00334803781246" calcext:value-type="float">
            <text:p>0.0033480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465146992" calcext:value-type="float">
            <text:p>215.465146992</text:p>
          </table:table-cell>
          <table:table-cell office:value-type="float" office:value="0.00549958692422" calcext:value-type="float">
            <text:p>0.0054995869</text:p>
          </table:table-cell>
          <table:table-cell office:value-type="float" office:value="0.00327437060526" calcext:value-type="float">
            <text:p>0.0032743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313694726" calcext:value-type="float">
            <text:p>213.313694726</text:p>
          </table:table-cell>
          <table:table-cell office:value-type="float" office:value="0.0057122395677" calcext:value-type="float">
            <text:p>0.0057122396</text:p>
          </table:table-cell>
          <table:table-cell office:value-type="float" office:value="0.00324372981242" calcext:value-type="float">
            <text:p>0.0032437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153570406" calcext:value-type="float">
            <text:p>213.153570406</text:p>
          </table:table-cell>
          <table:table-cell office:value-type="float" office:value="0.0055286328125" calcext:value-type="float">
            <text:p>0.0055286328</text:p>
          </table:table-cell>
          <table:table-cell office:value-type="float" office:value="0.00326925446906" calcext:value-type="float">
            <text:p>0.00326925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.993398005" calcext:value-type="float">
            <text:p>212.993398005</text:p>
          </table:table-cell>
          <table:table-cell office:value-type="float" office:value="0.00548559097744" calcext:value-type="float">
            <text:p>0.005485591</text:p>
          </table:table-cell>
          <table:table-cell office:value-type="float" office:value="0.00326188134116" calcext:value-type="float">
            <text:p>0.00326188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162103358" calcext:value-type="float">
            <text:p>213.162103358</text:p>
          </table:table-cell>
          <table:table-cell office:value-type="float" office:value="0.00569698016827" calcext:value-type="float">
            <text:p>0.0056969802</text:p>
          </table:table-cell>
          <table:table-cell office:value-type="float" office:value="0.0033344367943" calcext:value-type="float">
            <text:p>0.00333443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2:.B41])" office:value-type="float" office:value="214.0270342202" calcext:value-type="float">
            <text:p>214.0270342202</text:p>
          </table:table-cell>
          <table:table-cell table:formula="of:=AVERAGE([.C32:.C41])" office:value-type="float" office:value="0.005603239335459" calcext:value-type="float">
            <text:p>0.0056032393</text:p>
          </table:table-cell>
          <table:table-cell table:formula="of:=AVERAGE([.D32:.D41])" office:value-type="float" office:value="0.003310811378333" calcext:value-type="float">
            <text:p>0.003310811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32:.B41])" office:value-type="float" office:value="1.15844950014457" calcext:value-type="float">
            <text:p>1.1584495001</text:p>
          </table:table-cell>
          <table:table-cell table:formula="of:=STDEV([.C32:.C41])" office:value-type="float" office:value="0.00013442515759422" calcext:value-type="float">
            <text:p>0.0001344252</text:p>
          </table:table-cell>
          <table:table-cell table:formula="of:=STDEV([.D32:.D41])" office:value-type="float" office:value="0.0000523327826051594" calcext:value-type="float">
            <text:p>5.23327826051594E-00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42]-[.B43]" office:value-type="float" office:value="212.868584720055" calcext:value-type="float">
            <text:p>212.8685847201</text:p>
          </table:table-cell>
          <table:table-cell table:formula="of:=[.C42]-[.C43]" office:value-type="float" office:value="0.00546881417786478" calcext:value-type="float">
            <text:p>0.0054688142</text:p>
          </table:table-cell>
          <table:table-cell table:formula="of:=[.D42]-[.D43]" office:value-type="float" office:value="0.00325847859572784" calcext:value-type="float">
            <text:p>0.0032584786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43:.B44])" office:value-type="float" office:value="214.0270342202" calcext:value-type="float">
            <text:p>214.0270342202</text:p>
          </table:table-cell>
          <table:table-cell table:formula="of:=SUM([.C43:.C44])" office:value-type="float" office:value="0.005603239335459" calcext:value-type="float">
            <text:p>0.0056032393</text:p>
          </table:table-cell>
          <table:table-cell table:formula="of:=SUM([.D43:.D44])" office:value-type="float" office:value="0.003310811378333" calcext:value-type="float">
            <text:p>0.0033108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7.398790731" calcext:value-type="float">
            <text:p>347.398790731</text:p>
          </table:table-cell>
          <table:table-cell office:value-type="float" office:value="0.00683560265389" calcext:value-type="float">
            <text:p>0.0068356027</text:p>
          </table:table-cell>
          <table:table-cell office:value-type="float" office:value="0.00353624664567" calcext:value-type="float">
            <text:p>0.00353624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998945601" calcext:value-type="float">
            <text:p>356.998945601</text:p>
          </table:table-cell>
          <table:table-cell office:value-type="float" office:value="0.00678854734577" calcext:value-type="float">
            <text:p>0.0067885473</text:p>
          </table:table-cell>
          <table:table-cell office:value-type="float" office:value="0.0035197272406" calcext:value-type="float">
            <text:p>0.00351972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422422142" calcext:value-type="float">
            <text:p>357.422422142</text:p>
          </table:table-cell>
          <table:table-cell office:value-type="float" office:value="0.00620714439269" calcext:value-type="float">
            <text:p>0.0062071444</text:p>
          </table:table-cell>
          <table:table-cell office:value-type="float" office:value="0.00336214531485" calcext:value-type="float">
            <text:p>0.00336214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418175345" calcext:value-type="float">
            <text:p>357.418175345</text:p>
          </table:table-cell>
          <table:table-cell office:value-type="float" office:value="0.00719507163324" calcext:value-type="float">
            <text:p>0.0071950716</text:p>
          </table:table-cell>
          <table:table-cell office:value-type="float" office:value="0.00362905015248" calcext:value-type="float">
            <text:p>0.00362905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469605274" calcext:value-type="float">
            <text:p>357.469605274</text:p>
          </table:table-cell>
          <table:table-cell office:value-type="float" office:value="0.0069252078853" calcext:value-type="float">
            <text:p>0.0069252079</text:p>
          </table:table-cell>
          <table:table-cell office:value-type="float" office:value="0.00358466920983" calcext:value-type="float">
            <text:p>0.00358466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991963238" calcext:value-type="float">
            <text:p>356.991963238</text:p>
          </table:table-cell>
          <table:table-cell office:value-type="float" office:value="0.00676076785074" calcext:value-type="float">
            <text:p>0.0067607679</text:p>
          </table:table-cell>
          <table:table-cell office:value-type="float" office:value="0.00361891445844" calcext:value-type="float">
            <text:p>0.00361891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302138256" calcext:value-type="float">
            <text:p>357.302138256</text:p>
          </table:table-cell>
          <table:table-cell office:value-type="float" office:value="0.00648501613482" calcext:value-type="float">
            <text:p>0.0064850161</text:p>
          </table:table-cell>
          <table:table-cell office:value-type="float" office:value="0.00342919660558" calcext:value-type="float">
            <text:p>0.00342919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256267382" calcext:value-type="float">
            <text:p>357.256267382</text:p>
          </table:table-cell>
          <table:table-cell office:value-type="float" office:value="0.00667303084648" calcext:value-type="float">
            <text:p>0.0066730308</text:p>
          </table:table-cell>
          <table:table-cell office:value-type="float" office:value="0.00346315727071" calcext:value-type="float">
            <text:p>0.0034631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248504426" calcext:value-type="float">
            <text:p>357.248504426</text:p>
          </table:table-cell>
          <table:table-cell office:value-type="float" office:value="0.00705413051273" calcext:value-type="float">
            <text:p>0.0070541305</text:p>
          </table:table-cell>
          <table:table-cell office:value-type="float" office:value="0.00353769026713" calcext:value-type="float">
            <text:p>0.00353769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472492725" calcext:value-type="float">
            <text:p>357.472492725</text:p>
          </table:table-cell>
          <table:table-cell office:value-type="float" office:value="0.00663375850949" calcext:value-type="float">
            <text:p>0.0066337585</text:p>
          </table:table-cell>
          <table:table-cell office:value-type="float" office:value="0.00338815002824" calcext:value-type="float">
            <text:p>0.0033881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6])" office:value-type="float" office:value="356.297930512" calcext:value-type="float">
            <text:p>356.297930512</text:p>
          </table:table-cell>
          <table:table-cell table:formula="of:=AVERAGE([.C47:.C56])" office:value-type="float" office:value="0.006755827776515" calcext:value-type="float">
            <text:p>0.0067558278</text:p>
          </table:table-cell>
          <table:table-cell table:formula="of:=AVERAGE([.D47:.D56])" office:value-type="float" office:value="0.003506894719353" calcext:value-type="float">
            <text:p>0.0035068947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47:.B56])" office:value-type="float" office:value="3.13173849463393" calcext:value-type="float">
            <text:p>3.1317384946</text:p>
          </table:table-cell>
          <table:table-cell table:formula="of:=STDEV([.C47:.C56])" office:value-type="float" office:value="0.000281704524773395" calcext:value-type="float">
            <text:p>0.0002817045</text:p>
          </table:table-cell>
          <table:table-cell table:formula="of:=STDEV([.D47:.D56])" office:value-type="float" office:value="0.0000933907389940282" calcext:value-type="float">
            <text:p>9.33907389940282E-00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57]-[.B58]" office:value-type="float" office:value="353.166192017366" calcext:value-type="float">
            <text:p>353.1661920174</text:p>
          </table:table-cell>
          <table:table-cell table:formula="of:=[.C57]-[.C58]" office:value-type="float" office:value="0.0064741232517416" calcext:value-type="float">
            <text:p>0.0064741233</text:p>
          </table:table-cell>
          <table:table-cell table:formula="of:=[.D57]-[.D58]" office:value-type="float" office:value="0.00341350398035897" calcext:value-type="float">
            <text:p>0.003413504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58:.B59])" office:value-type="float" office:value="356.297930512" calcext:value-type="float">
            <text:p>356.297930512</text:p>
          </table:table-cell>
          <table:table-cell table:formula="of:=SUM([.C58:.C59])" office:value-type="float" office:value="0.006755827776515" calcext:value-type="float">
            <text:p>0.0067558278</text:p>
          </table:table-cell>
          <table:table-cell table:formula="of:=SUM([.D58:.D59])" office:value-type="float" office:value="0.003506894719353" calcext:value-type="float">
            <text:p>0.00350689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910794741" calcext:value-type="float">
            <text:p>532.910794741</text:p>
          </table:table-cell>
          <table:table-cell office:value-type="float" office:value="0.00754098510332" calcext:value-type="float">
            <text:p>0.0075409851</text:p>
          </table:table-cell>
          <table:table-cell office:value-type="float" office:value="0.0036377434034" calcext:value-type="float">
            <text:p>0.00363774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3.028099398" calcext:value-type="float">
            <text:p>533.028099398</text:p>
          </table:table-cell>
          <table:table-cell office:value-type="float" office:value="0.00808604517059" calcext:value-type="float">
            <text:p>0.0080860452</text:p>
          </table:table-cell>
          <table:table-cell office:value-type="float" office:value="0.00349497343121" calcext:value-type="float">
            <text:p>0.00349497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510885631" calcext:value-type="float">
            <text:p>532.510885631</text:p>
          </table:table-cell>
          <table:table-cell office:value-type="float" office:value="0.00865187019231" calcext:value-type="float">
            <text:p>0.0086518702</text:p>
          </table:table-cell>
          <table:table-cell office:value-type="float" office:value="0.00405473414101" calcext:value-type="float">
            <text:p>0.00405473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3.262897552" calcext:value-type="float">
            <text:p>533.262897552</text:p>
          </table:table-cell>
          <table:table-cell office:value-type="float" office:value="0.00733009606148" calcext:value-type="float">
            <text:p>0.0073300961</text:p>
          </table:table-cell>
          <table:table-cell office:value-type="float" office:value="0.00334646220788" calcext:value-type="float">
            <text:p>0.00334646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3.42839005" calcext:value-type="float">
            <text:p>533.42839005</text:p>
          </table:table-cell>
          <table:table-cell office:value-type="float" office:value="0.00792509370495" calcext:value-type="float">
            <text:p>0.0079250937</text:p>
          </table:table-cell>
          <table:table-cell office:value-type="float" office:value="0.00349413485415" calcext:value-type="float">
            <text:p>0.00349413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0.753459764" calcext:value-type="float">
            <text:p>530.753459764</text:p>
          </table:table-cell>
          <table:table-cell office:value-type="float" office:value="0.0080493143409" calcext:value-type="float">
            <text:p>0.0080493143</text:p>
          </table:table-cell>
          <table:table-cell office:value-type="float" office:value="0.00374853483216" calcext:value-type="float">
            <text:p>0.00374853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516211102" calcext:value-type="float">
            <text:p>532.516211102</text:p>
          </table:table-cell>
          <table:table-cell office:value-type="float" office:value="0.0076469375" calcext:value-type="float">
            <text:p>0.0076469375</text:p>
          </table:table-cell>
          <table:table-cell office:value-type="float" office:value="0.0034739807437" calcext:value-type="float">
            <text:p>0.00347398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3.156127028" calcext:value-type="float">
            <text:p>533.156127028</text:p>
          </table:table-cell>
          <table:table-cell office:value-type="float" office:value="0.00809514175877" calcext:value-type="float">
            <text:p>0.0080951418</text:p>
          </table:table-cell>
          <table:table-cell office:value-type="float" office:value="0.00353737860187" calcext:value-type="float">
            <text:p>0.00353737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670377777" calcext:value-type="float">
            <text:p>532.670377777</text:p>
          </table:table-cell>
          <table:table-cell office:value-type="float" office:value="0.0081766041366" calcext:value-type="float">
            <text:p>0.0081766041</text:p>
          </table:table-cell>
          <table:table-cell office:value-type="float" office:value="0.00363563275169" calcext:value-type="float">
            <text:p>0.00363563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499834914" calcext:value-type="float">
            <text:p>532.499834914</text:p>
          </table:table-cell>
          <table:table-cell office:value-type="float" office:value="0.00850131313131" calcext:value-type="float">
            <text:p>0.0085013131</text:p>
          </table:table-cell>
          <table:table-cell office:value-type="float" office:value="0.0035739889851" calcext:value-type="float">
            <text:p>0.00357398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2:.B71])" office:value-type="float" office:value="532.6737077957" calcext:value-type="float">
            <text:p>532.6737077957</text:p>
          </table:table-cell>
          <table:table-cell table:formula="of:=AVERAGE([.C62:.C71])" office:value-type="float" office:value="0.008000340110023" calcext:value-type="float">
            <text:p>0.0080003401</text:p>
          </table:table-cell>
          <table:table-cell table:formula="of:=AVERAGE([.D62:.D71])" office:value-type="float" office:value="0.003599756395217" calcext:value-type="float">
            <text:p>0.003599756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62:.B71])" office:value-type="float" office:value="0.752782501722514" calcext:value-type="float">
            <text:p>0.7527825017</text:p>
          </table:table-cell>
          <table:table-cell table:formula="of:=STDEV([.C62:.C71])" office:value-type="float" office:value="0.000410427303291921" calcext:value-type="float">
            <text:p>0.0004104273</text:p>
          </table:table-cell>
          <table:table-cell table:formula="of:=STDEV([.D62:.D71])" office:value-type="float" office:value="0.000193946638157748" calcext:value-type="float">
            <text:p>0.0001939466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72]-[.B73]" office:value-type="float" office:value="531.920925293978" calcext:value-type="float">
            <text:p>531.920925294</text:p>
          </table:table-cell>
          <table:table-cell table:formula="of:=[.C72]-[.C73]" office:value-type="float" office:value="0.00758991280673108" calcext:value-type="float">
            <text:p>0.0075899128</text:p>
          </table:table-cell>
          <table:table-cell table:formula="of:=[.D72]-[.D73]" office:value-type="float" office:value="0.00340580975705925" calcext:value-type="float">
            <text:p>0.0034058098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73:.B74])" office:value-type="float" office:value="532.6737077957" calcext:value-type="float">
            <text:p>532.6737077957</text:p>
          </table:table-cell>
          <table:table-cell table:formula="of:=SUM([.C73:.C74])" office:value-type="float" office:value="0.008000340110023" calcext:value-type="float">
            <text:p>0.0080003401</text:p>
          </table:table-cell>
          <table:table-cell table:formula="of:=SUM([.D73:.D74])" office:value-type="float" office:value="0.003599756395217" calcext:value-type="float">
            <text:p>0.00359975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235131839" calcext:value-type="float">
            <text:p>706.235131839</text:p>
          </table:table-cell>
          <table:table-cell office:value-type="float" office:value="0.0661152449965" calcext:value-type="float">
            <text:p>0.066115245</text:p>
          </table:table-cell>
          <table:table-cell office:value-type="float" office:value="0.105776418052" calcext:value-type="float">
            <text:p>0.10577641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077658516" calcext:value-type="float">
            <text:p>707.077658516</text:p>
          </table:table-cell>
          <table:table-cell office:value-type="float" office:value="0.206411205626" calcext:value-type="float">
            <text:p>0.2064112056</text:p>
          </table:table-cell>
          <table:table-cell office:value-type="float" office:value="0.259567053282" calcext:value-type="float">
            <text:p>0.25956705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437528786" calcext:value-type="float">
            <text:p>707.437528786</text:p>
          </table:table-cell>
          <table:table-cell office:value-type="float" office:value="0.04570997114" calcext:value-type="float">
            <text:p>0.0457099711</text:p>
          </table:table-cell>
          <table:table-cell office:value-type="float" office:value="0.0248554955409" calcext:value-type="float">
            <text:p>0.02485549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16740822" calcext:value-type="float">
            <text:p>707.16740822</text:p>
          </table:table-cell>
          <table:table-cell office:value-type="float" office:value="0.205088097964" calcext:value-type="float">
            <text:p>0.205088098</text:p>
          </table:table-cell>
          <table:table-cell office:value-type="float" office:value="0.356321841294" calcext:value-type="float">
            <text:p>0.35632184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89.089145019" calcext:value-type="float">
            <text:p>689.089145019</text:p>
          </table:table-cell>
          <table:table-cell office:value-type="float" office:value="0.085758997195" calcext:value-type="float">
            <text:p>0.0857589972</text:p>
          </table:table-cell>
          <table:table-cell office:value-type="float" office:value="0.1375569862" calcext:value-type="float">
            <text:p>0.13755698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89.234096721" calcext:value-type="float">
            <text:p>689.234096721</text:p>
          </table:table-cell>
          <table:table-cell office:value-type="float" office:value="0.0881041352859" calcext:value-type="float">
            <text:p>0.0881041353</text:p>
          </table:table-cell>
          <table:table-cell office:value-type="float" office:value="0.144482667157" calcext:value-type="float">
            <text:p>0.14448266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319502771" calcext:value-type="float">
            <text:p>707.319502771</text:p>
          </table:table-cell>
          <table:table-cell office:value-type="float" office:value="0.381044845035" calcext:value-type="float">
            <text:p>0.381044845</text:p>
          </table:table-cell>
          <table:table-cell office:value-type="float" office:value="0.509209360485" calcext:value-type="float">
            <text:p>0.50920936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879130302" calcext:value-type="float">
            <text:p>706.879130302</text:p>
          </table:table-cell>
          <table:table-cell office:value-type="float" office:value="0.08773250342" calcext:value-type="float">
            <text:p>0.0877325034</text:p>
          </table:table-cell>
          <table:table-cell office:value-type="float" office:value="0.135042920207" calcext:value-type="float">
            <text:p>0.13504292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232602336" calcext:value-type="float">
            <text:p>706.232602336</text:p>
          </table:table-cell>
          <table:table-cell office:value-type="float" office:value="0.100304826389" calcext:value-type="float">
            <text:p>0.1003048264</text:p>
          </table:table-cell>
          <table:table-cell office:value-type="float" office:value="0.131362384446" calcext:value-type="float">
            <text:p>0.13136238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856003096" calcext:value-type="float">
            <text:p>706.856003096</text:p>
          </table:table-cell>
          <table:table-cell office:value-type="float" office:value="0.128302850404" calcext:value-type="float">
            <text:p>0.1283028504</text:p>
          </table:table-cell>
          <table:table-cell office:value-type="float" office:value="0.18873159761" calcext:value-type="float">
            <text:p>0.18873159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7:.B86])" office:value-type="float" office:value="703.3528207606" calcext:value-type="float">
            <text:p>703.3528207606</text:p>
          </table:table-cell>
          <table:table-cell table:formula="of:=AVERAGE([.C77:.C86])" office:value-type="float" office:value="0.13945726774554" calcext:value-type="float">
            <text:p>0.1394572677</text:p>
          </table:table-cell>
          <table:table-cell table:formula="of:=AVERAGE([.D77:.D86])" office:value-type="float" office:value="0.19929067242739" calcext:value-type="float">
            <text:p>0.199290672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77:.B86])" office:value-type="float" office:value="7.49031758941917" calcext:value-type="float">
            <text:p>7.4903175894</text:p>
          </table:table-cell>
          <table:table-cell table:formula="of:=STDEV([.C77:.C86])" office:value-type="float" office:value="0.100651122146253" calcext:value-type="float">
            <text:p>0.1006511221</text:p>
          </table:table-cell>
          <table:table-cell table:formula="of:=STDEV([.D77:.D86])" office:value-type="float" office:value="0.141099907665965" calcext:value-type="float">
            <text:p>0.1410999077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87]-[.B88]" office:value-type="float" office:value="695.862503171181" calcext:value-type="float">
            <text:p>695.8625031712</text:p>
          </table:table-cell>
          <table:table-cell table:formula="of:=[.C87]-[.C88]" office:value-type="float" office:value="0.0388061455992873" calcext:value-type="float">
            <text:p>0.0388061456</text:p>
          </table:table-cell>
          <table:table-cell table:formula="of:=[.D87]-[.D88]" office:value-type="float" office:value="0.0581907647614246" calcext:value-type="float">
            <text:p>0.0581907648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88:.B89])" office:value-type="float" office:value="703.3528207606" calcext:value-type="float">
            <text:p>703.3528207606</text:p>
          </table:table-cell>
          <table:table-cell table:formula="of:=SUM([.C88:.C89])" office:value-type="float" office:value="0.13945726774554" calcext:value-type="float">
            <text:p>0.1394572677</text:p>
          </table:table-cell>
          <table:table-cell table:formula="of:=SUM([.D88:.D89])" office:value-type="float" office:value="0.19929067242739" calcext:value-type="float">
            <text:p>0.19929067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881470713" calcext:value-type="float">
            <text:p>844.881470713</text:p>
          </table:table-cell>
          <table:table-cell office:value-type="float" office:value="0.400861071429" calcext:value-type="float">
            <text:p>0.4008610714</text:p>
          </table:table-cell>
          <table:table-cell office:value-type="float" office:value="0.422129071744" calcext:value-type="float">
            <text:p>0.42212907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670866351" calcext:value-type="float">
            <text:p>844.670866351</text:p>
          </table:table-cell>
          <table:table-cell office:value-type="float" office:value="0.644821119565" calcext:value-type="float">
            <text:p>0.6448211196</text:p>
          </table:table-cell>
          <table:table-cell office:value-type="float" office:value="0.351659904919" calcext:value-type="float">
            <text:p>0.35165990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225228132" calcext:value-type="float">
            <text:p>845.225228132</text:p>
          </table:table-cell>
          <table:table-cell office:value-type="float" office:value="0.705212627579" calcext:value-type="float">
            <text:p>0.7052126276</text:p>
          </table:table-cell>
          <table:table-cell office:value-type="float" office:value="0.401503262214" calcext:value-type="float">
            <text:p>0.40150326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904210982" calcext:value-type="float">
            <text:p>844.904210982</text:p>
          </table:table-cell>
          <table:table-cell office:value-type="float" office:value="0.416751099021" calcext:value-type="float">
            <text:p>0.416751099</text:p>
          </table:table-cell>
          <table:table-cell office:value-type="float" office:value="0.414391212602" calcext:value-type="float">
            <text:p>0.41439121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743269692" calcext:value-type="float">
            <text:p>844.743269692</text:p>
          </table:table-cell>
          <table:table-cell office:value-type="float" office:value="0.370737690632" calcext:value-type="float">
            <text:p>0.3707376906</text:p>
          </table:table-cell>
          <table:table-cell office:value-type="float" office:value="0.349848728069" calcext:value-type="float">
            <text:p>0.34984872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945044312" calcext:value-type="float">
            <text:p>844.945044312</text:p>
          </table:table-cell>
          <table:table-cell office:value-type="float" office:value="0.756515309446" calcext:value-type="float">
            <text:p>0.7565153094</text:p>
          </table:table-cell>
          <table:table-cell office:value-type="float" office:value="0.403074594838" calcext:value-type="float">
            <text:p>0.40307459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394795624" calcext:value-type="float">
            <text:p>845.394795624</text:p>
          </table:table-cell>
          <table:table-cell office:value-type="float" office:value="0.4390370671" calcext:value-type="float">
            <text:p>0.4390370671</text:p>
          </table:table-cell>
          <table:table-cell office:value-type="float" office:value="0.502787614674" calcext:value-type="float">
            <text:p>0.50278761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624013587" calcext:value-type="float">
            <text:p>844.624013587</text:p>
          </table:table-cell>
          <table:table-cell office:value-type="float" office:value="0.439181016393" calcext:value-type="float">
            <text:p>0.4391810164</text:p>
          </table:table-cell>
          <table:table-cell office:value-type="float" office:value="0.34622410388" calcext:value-type="float">
            <text:p>0.34622410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409902858" calcext:value-type="float">
            <text:p>845.409902858</text:p>
          </table:table-cell>
          <table:table-cell office:value-type="float" office:value="0.432933084416" calcext:value-type="float">
            <text:p>0.4329330844</text:p>
          </table:table-cell>
          <table:table-cell office:value-type="float" office:value="0.506904745073" calcext:value-type="float">
            <text:p>0.50690474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680176477" calcext:value-type="float">
            <text:p>844.680176477</text:p>
          </table:table-cell>
          <table:table-cell office:value-type="float" office:value="0.459717491857" calcext:value-type="float">
            <text:p>0.4597174919</text:p>
          </table:table-cell>
          <table:table-cell office:value-type="float" office:value="0.424339716239" calcext:value-type="float">
            <text:p>0.424339716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2:.B101])" office:value-type="float" office:value="844.9478978728" calcext:value-type="float">
            <text:p>844.9478978728</text:p>
          </table:table-cell>
          <table:table-cell table:formula="of:=AVERAGE([.C92:.C101])" office:value-type="float" office:value="0.5065767577438" calcext:value-type="float">
            <text:p>0.5065767577</text:p>
          </table:table-cell>
          <table:table-cell table:formula="of:=AVERAGE([.D92:.D101])" office:value-type="float" office:value="0.4122862954252" calcext:value-type="float">
            <text:p>0.412286295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92:.B101])" office:value-type="float" office:value="0.296573480991537" calcext:value-type="float">
            <text:p>0.296573481</text:p>
          </table:table-cell>
          <table:table-cell table:formula="of:=STDEV([.C92:.C101])" office:value-type="float" office:value="0.139625163532969" calcext:value-type="float">
            <text:p>0.1396251635</text:p>
          </table:table-cell>
          <table:table-cell table:formula="of:=STDEV([.D92:.D101])" office:value-type="float" office:value="0.0572800984468148" calcext:value-type="float">
            <text:p>0.0572800984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102]-[.B103]" office:value-type="float" office:value="844.651324391808" calcext:value-type="float">
            <text:p>844.6513243918</text:p>
          </table:table-cell>
          <table:table-cell table:formula="of:=[.C102]-[.C103]" office:value-type="float" office:value="0.366951594210831" calcext:value-type="float">
            <text:p>0.3669515942</text:p>
          </table:table-cell>
          <table:table-cell table:formula="of:=[.D102]-[.D103]" office:value-type="float" office:value="0.355006196978385" calcext:value-type="float">
            <text:p>0.355006197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103:.B104])" office:value-type="float" office:value="844.9478978728" calcext:value-type="float">
            <text:p>844.9478978728</text:p>
          </table:table-cell>
          <table:table-cell table:formula="of:=SUM([.C103:.C104])" office:value-type="float" office:value="0.5065767577438" calcext:value-type="float">
            <text:p>0.5065767577</text:p>
          </table:table-cell>
          <table:table-cell table:formula="of:=SUM([.D103:.D104])" office:value-type="float" office:value="0.4122862954252" calcext:value-type="float">
            <text:p>0.4122862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9:52:07.406386922</meta:creation-date>
    <dc:date>2015-02-09T21:06:44.576544019</dc:date>
    <meta:editing-duration>PT59M27S</meta:editing-duration>
    <meta:editing-cycles>1</meta:editing-cycles>
    <meta:document-statistic meta:table-count="1" meta:cell-count="396" meta:object-count="0"/>
    <meta:generator>LibreOffice/4.2.7.2$Linux_X86_64 LibreOffice_project/420m0$Build-2</meta:generator>
  </office:meta>
</office:document-meta>
</file>